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dclou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url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logsum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formula="of:=ROUND([.K2])" office:value-type="float" office:value="60" calcext:value-type="float">
            <text:p>60</text:p>
          </table:table-cell>
          <table:table-cell office:value-type="string" calcext:value-type="string">
            <text:p>AltaVista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575244993" calcext:value-type="float">
            <text:p>575244993</text:p>
          </table:table-cell>
          <table:table-cell/>
          <table:table-cell table:formula="of:=SUM([.E2:.F2])" office:value-type="float" office:value="575244993" calcext:value-type="float">
            <text:p>575244993</text:p>
          </table:table-cell>
          <table:table-cell table:formula="of:=[.G2]/MAX([.G:.G])*99" office:value-type="float" office:value="27.5719513408111" calcext:value-type="float">
            <text:p>27,5719513408111</text:p>
          </table:table-cell>
          <table:table-cell table:formula="of:=LOG([.G2])" office:value-type="float" office:value="8.75985284720694" calcext:value-type="float">
            <text:p>8,75985284720694</text:p>
          </table:table-cell>
          <table:table-cell table:formula="of:=[.I2]/MAX([.I:.I])*99" office:value-type="float" office:value="93.0996800593048" calcext:value-type="float">
            <text:p>93,0996800593048</text:p>
          </table:table-cell>
          <table:table-cell table:formula="of:=([.H2]+[.J2])/2" office:value-type="float" office:value="60.335815700058" calcext:value-type="float">
            <text:p>60,335815700058</text:p>
          </table:table-cell>
        </table:table-row>
        <table:table-row table:style-name="ro1">
          <table:table-cell table:formula="of:=ROUND([.K3])" office:value-type="float" office:value="43" calcext:value-type="float">
            <text:p>43</text:p>
          </table:table-cell>
          <table:table-cell office:value-type="string" calcext:value-type="string">
            <text:p>AOL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36389567" calcext:value-type="float">
            <text:p>36389567</text:p>
          </table:table-cell>
          <table:table-cell office:value-type="float" office:value="19442629" calcext:value-type="float">
            <text:p>19442629</text:p>
          </table:table-cell>
          <table:table-cell table:formula="of:=SUM([.E3:.F3])" office:value-type="float" office:value="55832196" calcext:value-type="float">
            <text:p>55832196</text:p>
          </table:table-cell>
          <table:table-cell table:formula="of:=[.G3]/MAX([.G:.G])*99" office:value-type="float" office:value="2.67608168709889" calcext:value-type="float">
            <text:p>2,67608168709889</text:p>
          </table:table-cell>
          <table:table-cell table:formula="of:=LOG([.G3])" office:value-type="float" office:value="7.74688470991968" calcext:value-type="float">
            <text:p>7,74688470991968</text:p>
          </table:table-cell>
          <table:table-cell table:formula="of:=[.I3]/MAX([.I:.I])*99" office:value-type="float" office:value="82.3338588592622" calcext:value-type="float">
            <text:p>82,3338588592622</text:p>
          </table:table-cell>
          <table:table-cell table:formula="of:=([.H3]+[.J3])/2" office:value-type="float" office:value="42.5049702731806" calcext:value-type="float">
            <text:p>42,5049702731806</text:p>
          </table:table-cell>
        </table:table-row>
        <table:table-row table:style-name="ro1">
          <table:table-cell table:formula="of:=ROUND([.K4])" office:value-type="float" office:value="38" calcext:value-type="float">
            <text:p>38</text:p>
          </table:table-cell>
          <table:table-cell office:value-type="string" calcext:value-type="string">
            <text:p>AOLIA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1337160" calcext:value-type="float">
            <text:p>11337160</text:p>
          </table:table-cell>
          <table:table-cell office:value-type="float" office:value="1525524" calcext:value-type="float">
            <text:p>1525524</text:p>
          </table:table-cell>
          <table:table-cell table:formula="of:=SUM([.E4:.F4])" office:value-type="float" office:value="12862684" calcext:value-type="float">
            <text:p>12862684</text:p>
          </table:table-cell>
          <table:table-cell table:formula="of:=[.G4]/MAX([.G:.G])*99" office:value-type="float" office:value="0.616518703640815" calcext:value-type="float">
            <text:p>0,616518703640815</text:p>
          </table:table-cell>
          <table:table-cell table:formula="of:=LOG([.G4])" office:value-type="float" office:value="7.10933160037404" calcext:value-type="float">
            <text:p>7,10933160037404</text:p>
          </table:table-cell>
          <table:table-cell table:formula="of:=[.I4]/MAX([.I:.I])*99" office:value-type="float" office:value="75.5579470311954" calcext:value-type="float">
            <text:p>75,5579470311954</text:p>
          </table:table-cell>
          <table:table-cell table:formula="of:=([.H4]+[.J4])/2" office:value-type="float" office:value="38.0872328674181" calcext:value-type="float">
            <text:p>38,0872328674181</text:p>
          </table:table-cell>
        </table:table-row>
        <table:table-row table:style-name="ro1">
          <table:table-cell table:formula="of:=ROUND([.K5])" office:value-type="float" office:value="99" calcext:value-type="float">
            <text:p>99</text:p>
          </table:table-cell>
          <table:table-cell office:value-type="string" calcext:value-type="string">
            <text:p>AQL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356450494" calcext:value-type="float">
            <text:p>356450494</text:p>
          </table:table-cell>
          <table:table-cell office:value-type="float" office:value="1709027339" calcext:value-type="float">
            <text:p>1709027339</text:p>
          </table:table-cell>
          <table:table-cell table:formula="of:=SUM([.E5:.F5])" office:value-type="float" office:value="2065477833" calcext:value-type="float">
            <text:p>2065477833</text:p>
          </table:table-cell>
          <table:table-cell table:formula="of:=[.G5]/MAX([.G:.G])*99" office:value-type="float" office:value="99" calcext:value-type="float">
            <text:p>99</text:p>
          </table:table-cell>
          <table:table-cell table:formula="of:=LOG([.G5])" office:value-type="float" office:value="9.31502053842786" calcext:value-type="float">
            <text:p>9,31502053842786</text:p>
          </table:table-cell>
          <table:table-cell table:formula="of:=[.I5]/MAX([.I:.I])*99" office:value-type="float" office:value="99" calcext:value-type="float">
            <text:p>99</text:p>
          </table:table-cell>
          <table:table-cell table:formula="of:=([.H5]+[.J5])/2" office:value-type="float" office:value="99" calcext:value-type="float">
            <text:p>99</text:p>
          </table:table-cell>
        </table:table-row>
        <table:table-row table:style-name="ro1">
          <table:table-cell table:formula="of:=ROUND([.K6])" office:value-type="float" office:value="25" calcext:value-type="float">
            <text:p>25</text:p>
          </table:table-cell>
          <table:table-cell office:value-type="string" calcext:value-type="string">
            <text:p>arXiv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44399" calcext:value-type="float">
            <text:p>44399</text:p>
          </table:table-cell>
          <table:table-cell/>
          <table:table-cell table:formula="of:=SUM([.E6:.F6])" office:value-type="float" office:value="44399" calcext:value-type="float">
            <text:p>44399</text:p>
          </table:table-cell>
          <table:table-cell table:formula="of:=[.G6]/MAX([.G:.G])*99" office:value-type="float" office:value="0.00212807948348483" calcext:value-type="float">
            <text:p>0,00212807948348483</text:p>
          </table:table-cell>
          <table:table-cell table:formula="of:=LOG([.G6])" office:value-type="float" office:value="4.64737318859722" calcext:value-type="float">
            <text:p>4,64737318859722</text:p>
          </table:table-cell>
          <table:table-cell table:formula="of:=[.I6]/MAX([.I:.I])*99" office:value-type="float" office:value="49.3922631488664" calcext:value-type="float">
            <text:p>49,3922631488664</text:p>
          </table:table-cell>
          <table:table-cell table:formula="of:=([.H6]+[.J6])/2" office:value-type="float" office:value="24.697195614175" calcext:value-type="float">
            <text:p>24,697195614175</text:p>
          </table:table-cell>
        </table:table-row>
        <table:table-row table:style-name="ro1">
          <table:table-cell table:formula="of:=ROUND([.K7])" office:value-type="float" office:value="54" calcext:value-type="float">
            <text:p>54</text:p>
          </table:table-cell>
          <table:table-cell office:value-type="string" calcext:value-type="string">
            <text:p>Baidu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362994092" calcext:value-type="float">
            <text:p>362994092</text:p>
          </table:table-cell>
          <table:table-cell/>
          <table:table-cell table:formula="of:=SUM([.E7:.F7])" office:value-type="float" office:value="362994092" calcext:value-type="float">
            <text:p>362994092</text:p>
          </table:table-cell>
          <table:table-cell table:formula="of:=[.G7]/MAX([.G:.G])*99" office:value-type="float" office:value="17.3985963605352" calcext:value-type="float">
            <text:p>17,3985963605352</text:p>
          </table:table-cell>
          <table:table-cell table:formula="of:=LOG([.G7])" office:value-type="float" office:value="8.55989955662653" calcext:value-type="float">
            <text:p>8,55989955662653</text:p>
          </table:table-cell>
          <table:table-cell table:formula="of:=[.I7]/MAX([.I:.I])*99" office:value-type="float" office:value="90.9745773087743" calcext:value-type="float">
            <text:p>90,9745773087743</text:p>
          </table:table-cell>
          <table:table-cell table:formula="of:=([.H7]+[.J7])/2" office:value-type="float" office:value="54.1865868346548" calcext:value-type="float">
            <text:p>54,1865868346548</text:p>
          </table:table-cell>
        </table:table-row>
        <table:table-row table:style-name="ro1">
          <table:table-cell table:formula="of:=ROUND([.K8])" office:value-type="float" office:value="33" calcext:value-type="float">
            <text:p>33</text:p>
          </table:table-cell>
          <table:table-cell office:value-type="string" calcext:value-type="string">
            <text:p>Belga News Agency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402990" calcext:value-type="float">
            <text:p>1402990</text:p>
          </table:table-cell>
          <table:table-cell office:value-type="float" office:value="498039" calcext:value-type="float">
            <text:p>498039</text:p>
          </table:table-cell>
          <table:table-cell table:formula="of:=SUM([.E8:.F8])" office:value-type="float" office:value="1901029" calcext:value-type="float">
            <text:p>1901029</text:p>
          </table:table-cell>
          <table:table-cell table:formula="of:=[.G8]/MAX([.G:.G])*99" office:value-type="float" office:value="0.0911178362668006" calcext:value-type="float">
            <text:p>0,0911178362668006</text:p>
          </table:table-cell>
          <table:table-cell table:formula="of:=LOG([.G8])" office:value-type="float" office:value="6.2789887420332" calcext:value-type="float">
            <text:p>6,2789887420332</text:p>
          </table:table-cell>
          <table:table-cell table:formula="of:=[.I8]/MAX([.I:.I])*99" office:value-type="float" office:value="66.7330665452511" calcext:value-type="float">
            <text:p>66,7330665452511</text:p>
          </table:table-cell>
          <table:table-cell table:formula="of:=([.H8]+[.J8])/2" office:value-type="float" office:value="33.4120921907589" calcext:value-type="float">
            <text:p>33,4120921907589</text:p>
          </table:table-cell>
        </table:table-row>
        <table:table-row table:style-name="ro1">
          <table:table-cell table:formula="of:=ROUND([.K9])" office:value-type="float" office:value="38" calcext:value-type="float">
            <text:p>38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1701890" calcext:value-type="float">
            <text:p>11701890</text:p>
          </table:table-cell>
          <table:table-cell/>
          <table:table-cell table:formula="of:=SUM([.E9:.F9])" office:value-type="float" office:value="11701890" calcext:value-type="float">
            <text:p>11701890</text:p>
          </table:table-cell>
          <table:table-cell table:formula="of:=[.G9]/MAX([.G:.G])*99" office:value-type="float" office:value="0.560880921349496" calcext:value-type="float">
            <text:p>0,560880921349496</text:p>
          </table:table-cell>
          <table:table-cell table:formula="of:=LOG([.G9])" office:value-type="float" office:value="7.06825601134285" calcext:value-type="float">
            <text:p>7,06825601134285</text:p>
          </table:table-cell>
          <table:table-cell table:formula="of:=[.I9]/MAX([.I:.I])*99" office:value-type="float" office:value="75.1213958397823" calcext:value-type="float">
            <text:p>75,1213958397823</text:p>
          </table:table-cell>
          <table:table-cell table:formula="of:=([.H9]+[.J9])/2" office:value-type="float" office:value="37.8411383805659" calcext:value-type="float">
            <text:p>37,8411383805659</text:p>
          </table:table-cell>
        </table:table-row>
        <table:table-row table:style-name="ro1">
          <table:table-cell table:formula="of:=ROUND([.K10])" office:value-type="float" office:value="38" calcext:value-type="float">
            <text:p>38</text:p>
          </table:table-cell>
          <table:table-cell office:value-type="string" calcext:value-type="string">
            <text:p>Bing Videos</text:p>
          </table:table-cell>
          <table:table-cell table:style-name="ce1" office:value-type="string" calcext:value-type="string">
            <text:p>#d65f5f</text:p>
          </table:table-cell>
          <table:table-cell/>
          <table:table-cell office:value-type="float" office:value="1218936" calcext:value-type="float">
            <text:p>1218936</text:p>
          </table:table-cell>
          <table:table-cell office:value-type="float" office:value="13126252" calcext:value-type="float">
            <text:p>13126252</text:p>
          </table:table-cell>
          <table:table-cell table:formula="of:=SUM([.E10:.F10])" office:value-type="float" office:value="14345188" calcext:value-type="float">
            <text:p>14345188</text:p>
          </table:table-cell>
          <table:table-cell table:formula="of:=[.G10]/MAX([.G:.G])*99" office:value-type="float" office:value="0.687576302834135" calcext:value-type="float">
            <text:p>0,687576302834135</text:p>
          </table:table-cell>
          <table:table-cell table:formula="of:=LOG([.G10])" office:value-type="float" office:value="7.15670624423957" calcext:value-type="float">
            <text:p>7,15670624423957</text:p>
          </table:table-cell>
          <table:table-cell table:formula="of:=[.I10]/MAX([.I:.I])*99" office:value-type="float" office:value="76.0614445515003" calcext:value-type="float">
            <text:p>76,0614445515003</text:p>
          </table:table-cell>
          <table:table-cell table:formula="of:=([.H10]+[.J10])/2" office:value-type="float" office:value="38.3745104271672" calcext:value-type="float">
            <text:p>38,3745104271672</text:p>
          </table:table-cell>
        </table:table-row>
        <table:table-row table:style-name="ro1">
          <table:table-cell table:formula="of:=ROUND([.K11])" office:value-type="float" office:value="28" calcext:value-type="float">
            <text:p>28</text:p>
          </table:table-cell>
          <table:table-cell office:value-type="string" calcext:value-type="string">
            <text:p>CADAL Library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45892" calcext:value-type="float">
            <text:p>45892</text:p>
          </table:table-cell>
          <table:table-cell office:value-type="float" office:value="164822" calcext:value-type="float">
            <text:p>164822</text:p>
          </table:table-cell>
          <table:table-cell table:formula="of:=SUM([.E11:.F11])" office:value-type="float" office:value="210714" calcext:value-type="float">
            <text:p>210714</text:p>
          </table:table-cell>
          <table:table-cell table:formula="of:=[.G11]/MAX([.G:.G])*99" office:value-type="float" office:value="0.0100996900894845" calcext:value-type="float">
            <text:p>0,0100996900894845</text:p>
          </table:table-cell>
          <table:table-cell table:formula="of:=LOG([.G11])" office:value-type="float" office:value="5.32369339142565" calcext:value-type="float">
            <text:p>5,32369339142565</text:p>
          </table:table-cell>
          <table:table-cell table:formula="of:=[.I11]/MAX([.I:.I])*99" office:value-type="float" office:value="56.5801914850197" calcext:value-type="float">
            <text:p>56,5801914850197</text:p>
          </table:table-cell>
          <table:table-cell table:formula="of:=([.H11]+[.J11])/2" office:value-type="float" office:value="28.2951455875546" calcext:value-type="float">
            <text:p>28,2951455875546</text:p>
          </table:table-cell>
        </table:table-row>
        <table:table-row table:style-name="ro1">
          <table:table-cell table:formula="of:=ROUND([.K12])" office:value-type="float" office:value="44" calcext:value-type="float">
            <text:p>44</text:p>
          </table:table-cell>
          <table:table-cell office:value-type="string" calcext:value-type="string">
            <text:p>CiteSeerX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78124884" calcext:value-type="float">
            <text:p>78124884</text:p>
          </table:table-cell>
          <table:table-cell/>
          <table:table-cell table:formula="of:=SUM([.E12:.F12])" office:value-type="float" office:value="78124884" calcext:value-type="float">
            <text:p>78124884</text:p>
          </table:table-cell>
          <table:table-cell table:formula="of:=[.G12]/MAX([.G:.G])*99" office:value-type="float" office:value="3.74458800400982" calcext:value-type="float">
            <text:p>3,74458800400982</text:p>
          </table:table-cell>
          <table:table-cell table:formula="of:=LOG([.G12])" office:value-type="float" office:value="7.89278938551121" calcext:value-type="float">
            <text:p>7,89278938551121</text:p>
          </table:table-cell>
          <table:table-cell table:formula="of:=[.I12]/MAX([.I:.I])*99" office:value-type="float" office:value="83.8845331518171" calcext:value-type="float">
            <text:p>83,8845331518171</text:p>
          </table:table-cell>
          <table:table-cell table:formula="of:=([.H12]+[.J12])/2" office:value-type="float" office:value="43.8145605779135" calcext:value-type="float">
            <text:p>43,8145605779135</text:p>
          </table:table-cell>
        </table:table-row>
        <table:table-row table:style-name="ro1">
          <table:table-cell table:formula="of:=ROUND([.K13])" office:value-type="float" office:value="27" calcext:value-type="float">
            <text:p>27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98512" calcext:value-type="float">
            <text:p>98512</text:p>
          </table:table-cell>
          <table:table-cell/>
          <table:table-cell table:formula="of:=SUM([.E13:.F13])" office:value-type="float" office:value="98512" calcext:value-type="float">
            <text:p>98512</text:p>
          </table:table-cell>
          <table:table-cell table:formula="of:=[.G13]/MAX([.G:.G])*99" office:value-type="float" office:value="0.00472175873504037" calcext:value-type="float">
            <text:p>0,00472175873504037</text:p>
          </table:table-cell>
          <table:table-cell table:formula="of:=LOG([.G13])" office:value-type="float" office:value="4.99348913624741" calcext:value-type="float">
            <text:p>4,99348913624741</text:p>
          </table:table-cell>
          <table:table-cell table:formula="of:=[.I13]/MAX([.I:.I])*99" office:value-type="float" office:value="53.0707820180424" calcext:value-type="float">
            <text:p>53,0707820180424</text:p>
          </table:table-cell>
          <table:table-cell table:formula="of:=([.H13]+[.J13])/2" office:value-type="float" office:value="26.5377518883887" calcext:value-type="float">
            <text:p>26,5377518883887</text:p>
          </table:table-cell>
        </table:table-row>
        <table:table-row table:style-name="ro1">
          <table:table-cell table:formula="of:=ROUND([.K14])" office:value-type="float" office:value="34" calcext:value-type="float">
            <text:p>34</text:p>
          </table:table-cell>
          <table:table-cell office:value-type="string" calcext:value-type="string">
            <text:p>Dreamer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184256" calcext:value-type="float">
            <text:p>2184256</text:p>
          </table:table-cell>
          <table:table-cell/>
          <table:table-cell table:formula="of:=SUM([.E14:.F14])" office:value-type="float" office:value="2184256" calcext:value-type="float">
            <text:p>2184256</text:p>
          </table:table-cell>
          <table:table-cell table:formula="of:=[.G14]/MAX([.G:.G])*99" office:value-type="float" office:value="0.10469313228403" calcext:value-type="float">
            <text:p>0,10469313228403</text:p>
          </table:table-cell>
          <table:table-cell table:formula="of:=LOG([.G14])" office:value-type="float" office:value="6.33930353736231" calcext:value-type="float">
            <text:p>6,33930353736231</text:p>
          </table:table-cell>
          <table:table-cell table:formula="of:=[.I14]/MAX([.I:.I])*99" office:value-type="float" office:value="67.3740919421301" calcext:value-type="float">
            <text:p>67,3740919421301</text:p>
          </table:table-cell>
          <table:table-cell table:formula="of:=([.H14]+[.J14])/2" office:value-type="float" office:value="33.739392537207" calcext:value-type="float">
            <text:p>33,739392537207</text:p>
          </table:table-cell>
        </table:table-row>
        <table:table-row table:style-name="ro1">
          <table:table-cell table:formula="of:=ROUND([.K15])" office:value-type="float" office:value="34" calcext:value-type="float">
            <text:p>34</text:p>
          </table:table-cell>
          <table:table-cell office:value-type="string" calcext:value-type="string">
            <text:p>Encarta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772615" calcext:value-type="float">
            <text:p>2772615</text:p>
          </table:table-cell>
          <table:table-cell/>
          <table:table-cell table:formula="of:=SUM([.E15:.F15])" office:value-type="float" office:value="2772615" calcext:value-type="float">
            <text:p>2772615</text:p>
          </table:table-cell>
          <table:table-cell table:formula="of:=[.G15]/MAX([.G:.G])*99" office:value-type="float" office:value="0.132893648440332" calcext:value-type="float">
            <text:p>0,132893648440332</text:p>
          </table:table-cell>
          <table:table-cell table:formula="of:=LOG([.G15])" office:value-type="float" office:value="6.44288956846579" calcext:value-type="float">
            <text:p>6,44288956846579</text:p>
          </table:table-cell>
          <table:table-cell table:formula="of:=[.I15]/MAX([.I:.I])*99" office:value-type="float" office:value="68.4750038549851" calcext:value-type="float">
            <text:p>68,4750038549851</text:p>
          </table:table-cell>
          <table:table-cell table:formula="of:=([.H15]+[.J15])/2" office:value-type="float" office:value="34.3039487517127" calcext:value-type="float">
            <text:p>34,3039487517127</text:p>
          </table:table-cell>
        </table:table-row>
        <table:table-row table:style-name="ro1">
          <table:table-cell table:formula="of:=ROUND([.K16])" office:value-type="float" office:value="28" calcext:value-type="float">
            <text:p>28</text:p>
          </table:table-cell>
          <table:table-cell office:value-type="string" calcext:value-type="string">
            <text:p>European Library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62642" calcext:value-type="float">
            <text:p>162642</text:p>
          </table:table-cell>
          <table:table-cell/>
          <table:table-cell table:formula="of:=SUM([.E16:.F16])" office:value-type="float" office:value="162642" calcext:value-type="float">
            <text:p>162642</text:p>
          </table:table-cell>
          <table:table-cell table:formula="of:=[.G16]/MAX([.G:.G])*99" office:value-type="float" office:value="0.00779556078634517" calcext:value-type="float">
            <text:p>0,00779556078634517</text:p>
          </table:table-cell>
          <table:table-cell table:formula="of:=LOG([.G16])" office:value-type="float" office:value="5.2112327061589" calcext:value-type="float">
            <text:p>5,2112327061589</text:p>
          </table:table-cell>
          <table:table-cell table:formula="of:=[.I16]/MAX([.I:.I])*99" office:value-type="float" office:value="55.38495978419" calcext:value-type="float">
            <text:p>55,38495978419</text:p>
          </table:table-cell>
          <table:table-cell table:formula="of:=([.H16]+[.J16])/2" office:value-type="float" office:value="27.6963776724882" calcext:value-type="float">
            <text:p>27,6963776724882</text:p>
          </table:table-cell>
        </table:table-row>
        <table:table-row table:style-name="ro1">
          <table:table-cell table:formula="of:=ROUND([.K17])" office:value-type="float" office:value="35" calcext:value-type="float">
            <text:p>35</text:p>
          </table:table-cell>
          <table:table-cell office:value-type="string" calcext:value-type="string">
            <text:p>Europeana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3024162" calcext:value-type="float">
            <text:p>3024162</text:p>
          </table:table-cell>
          <table:table-cell/>
          <table:table-cell table:formula="of:=SUM([.E17:.F17])" office:value-type="float" office:value="3024162" calcext:value-type="float">
            <text:p>3024162</text:p>
          </table:table-cell>
          <table:table-cell table:formula="of:=[.G17]/MAX([.G:.G])*99" office:value-type="float" office:value="0.144950496788992" calcext:value-type="float">
            <text:p>0,144950496788992</text:p>
          </table:table-cell>
          <table:table-cell table:formula="of:=LOG([.G17])" office:value-type="float" office:value="6.48060505198182" calcext:value-type="float">
            <text:p>6,48060505198182</text:p>
          </table:table-cell>
          <table:table-cell table:formula="of:=[.I17]/MAX([.I:.I])*99" office:value-type="float" office:value="68.8758438587922" calcext:value-type="float">
            <text:p>68,8758438587922</text:p>
          </table:table-cell>
          <table:table-cell table:formula="of:=([.H17]+[.J17])/2" office:value-type="float" office:value="34.5103971777906" calcext:value-type="float">
            <text:p>34,5103971777906</text:p>
          </table:table-cell>
        </table:table-row>
        <table:table-row table:style-name="ro1">
          <table:table-cell table:formula="of:=ROUND([.K18])" office:value-type="float" office:value="25" calcext:value-type="float">
            <text:p>25</text:p>
          </table:table-cell>
          <table:table-cell office:value-type="string" calcext:value-type="string">
            <text:p>Excite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51473" calcext:value-type="float">
            <text:p>51473</text:p>
          </table:table-cell>
          <table:table-cell/>
          <table:table-cell table:formula="of:=SUM([.E18:.F18])" office:value-type="float" office:value="51473" calcext:value-type="float">
            <text:p>51473</text:p>
          </table:table-cell>
          <table:table-cell table:formula="of:=[.G18]/MAX([.G:.G])*99" office:value-type="float" office:value="0.00246714194584145" calcext:value-type="float">
            <text:p>0,00246714194584145</text:p>
          </table:table-cell>
          <table:table-cell table:formula="of:=LOG([.G18])" office:value-type="float" office:value="4.71157948096587" calcext:value-type="float">
            <text:p>4,71157948096587</text:p>
          </table:table-cell>
          <table:table-cell table:formula="of:=[.I18]/MAX([.I:.I])*99" office:value-type="float" office:value="50.0746473602886" calcext:value-type="float">
            <text:p>50,0746473602886</text:p>
          </table:table-cell>
          <table:table-cell table:formula="of:=([.H18]+[.J18])/2" office:value-type="float" office:value="25.0385572511172" calcext:value-type="float">
            <text:p>25,0385572511172</text:p>
          </table:table-cell>
        </table:table-row>
        <table:table-row table:style-name="ro1">
          <table:table-cell table:formula="of:=ROUND([.K19])" office:value-type="float" office:value="30" calcext:value-type="float">
            <text:p>30</text:p>
          </table:table-cell>
          <table:table-cell office:value-type="string" calcext:value-type="string">
            <text:p>GAIS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475564" calcext:value-type="float">
            <text:p>475564</text:p>
          </table:table-cell>
          <table:table-cell/>
          <table:table-cell table:formula="of:=SUM([.E19:.F19])" office:value-type="float" office:value="475564" calcext:value-type="float">
            <text:p>475564</text:p>
          </table:table-cell>
          <table:table-cell table:formula="of:=[.G19]/MAX([.G:.G])*99" office:value-type="float" office:value="0.0227941618388698" calcext:value-type="float">
            <text:p>0,0227941618388698</text:p>
          </table:table-cell>
          <table:table-cell table:formula="of:=LOG([.G19])" office:value-type="float" office:value="5.67720897127655" calcext:value-type="float">
            <text:p>5,67720897127655</text:p>
          </table:table-cell>
          <table:table-cell table:formula="of:=[.I19]/MAX([.I:.I])*99" office:value-type="float" office:value="60.3373536148142" calcext:value-type="float">
            <text:p>60,3373536148142</text:p>
          </table:table-cell>
          <table:table-cell table:formula="of:=([.H19]+[.J19])/2" office:value-type="float" office:value="30.1800738883265" calcext:value-type="float">
            <text:p>30,1800738883265</text:p>
          </table:table-cell>
        </table:table-row>
        <table:table-row table:style-name="ro1">
          <table:table-cell table:formula="of:=ROUND([.K20])" office:value-type="float" office:value="20" calcext:value-type="float">
            <text:p>20</text:p>
          </table:table-cell>
          <table:table-cell office:value-type="string" calcext:value-type="string">
            <text:p>GNU IFT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4754" calcext:value-type="float">
            <text:p>4754</text:p>
          </table:table-cell>
          <table:table-cell table:formula="of:=SUM([.E20:.F20])" office:value-type="float" office:value="6853" calcext:value-type="float">
            <text:p>6853</text:p>
          </table:table-cell>
          <table:table-cell table:formula="of:=[.G20]/MAX([.G:.G])*99" office:value-type="float" office:value="0.000328469756082829" calcext:value-type="float">
            <text:p>0,000328469756082829</text:p>
          </table:table-cell>
          <table:table-cell table:formula="of:=LOG([.G20])" office:value-type="float" office:value="3.83588073181739" calcext:value-type="float">
            <text:p>3,83588073181739</text:p>
          </table:table-cell>
          <table:table-cell table:formula="of:=[.I20]/MAX([.I:.I])*99" office:value-type="float" office:value="40.7677246532421" calcext:value-type="float">
            <text:p>40,7677246532421</text:p>
          </table:table-cell>
          <table:table-cell table:formula="of:=([.H20]+[.J20])/2" office:value-type="float" office:value="20.3840265614991" calcext:value-type="float">
            <text:p>20,3840265614991</text:p>
          </table:table-cell>
        </table:table-row>
        <table:table-row table:style-name="ro1">
          <table:table-cell table:formula="of:=ROUND([.K21])" office:value-type="float" office:value="22" calcext:value-type="float">
            <text:p>22</text:p>
          </table:table-cell>
          <table:table-cell office:value-type="string" calcext:value-type="string">
            <text:p>INDURE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14503" calcext:value-type="float">
            <text:p>14503</text:p>
          </table:table-cell>
          <table:table-cell/>
          <table:table-cell table:formula="of:=SUM([.E21:.F21])" office:value-type="float" office:value="14503" calcext:value-type="float">
            <text:p>14503</text:p>
          </table:table-cell>
          <table:table-cell table:formula="of:=[.G21]/MAX([.G:.G])*99" office:value-type="float" office:value="0.00069514035786798" calcext:value-type="float">
            <text:p>0,00069514035786798</text:p>
          </table:table-cell>
          <table:table-cell table:formula="of:=LOG([.G21])" office:value-type="float" office:value="4.16145784697175" calcext:value-type="float">
            <text:p>4,16145784697175</text:p>
          </table:table-cell>
          <table:table-cell table:formula="of:=[.I21]/MAX([.I:.I])*99" office:value-type="float" office:value="44.2279568950619" calcext:value-type="float">
            <text:p>44,2279568950619</text:p>
          </table:table-cell>
          <table:table-cell table:formula="of:=([.H21]+[.J21])/2" office:value-type="float" office:value="22.1143260177099" calcext:value-type="float">
            <text:p>22,1143260177099</text:p>
          </table:table-cell>
        </table:table-row>
        <table:table-row table:style-name="ro1">
          <table:table-cell table:formula="of:=ROUND([.K22])" office:value-type="float" office:value="39" calcext:value-type="float">
            <text:p>39</text:p>
          </table:table-cell>
          <table:table-cell office:value-type="string" calcext:value-type="string">
            <text:p>Infoseek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19933187" calcext:value-type="float">
            <text:p>19933187</text:p>
          </table:table-cell>
          <table:table-cell/>
          <table:table-cell table:formula="of:=SUM([.E22:.F22])" office:value-type="float" office:value="19933187" calcext:value-type="float">
            <text:p>19933187</text:p>
          </table:table-cell>
          <table:table-cell table:formula="of:=[.G22]/MAX([.G:.G])*99" office:value-type="float" office:value="0.955413551998164" calcext:value-type="float">
            <text:p>0,955413551998164</text:p>
          </table:table-cell>
          <table:table-cell table:formula="of:=LOG([.G22])" office:value-type="float" office:value="7.2995767410417" calcext:value-type="float">
            <text:p>7,2995767410417</text:p>
          </table:table-cell>
          <table:table-cell table:formula="of:=[.I22]/MAX([.I:.I])*99" office:value-type="float" office:value="77.5798716043513" calcext:value-type="float">
            <text:p>77,5798716043513</text:p>
          </table:table-cell>
          <table:table-cell table:formula="of:=([.H22]+[.J22])/2" office:value-type="float" office:value="39.2676425781747" calcext:value-type="float">
            <text:p>39,2676425781747</text:p>
          </table:table-cell>
        </table:table-row>
        <table:table-row table:style-name="ro1">
          <table:table-cell table:formula="of:=ROUND([.K23])" office:value-type="float" office:value="21" calcext:value-type="float">
            <text:p>21</text:p>
          </table:table-cell>
          <table:table-cell office:value-type="string" calcext:value-type="string">
            <text:p>kunstmuseum.nl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7531" calcext:value-type="float">
            <text:p>7531</text:p>
          </table:table-cell>
          <table:table-cell/>
          <table:table-cell table:formula="of:=SUM([.E23:.F23])" office:value-type="float" office:value="7531" calcext:value-type="float">
            <text:p>7531</text:p>
          </table:table-cell>
          <table:table-cell table:formula="of:=[.G23]/MAX([.G:.G])*99" office:value-type="float" office:value="0.000360966836868493" calcext:value-type="float">
            <text:p>0,000360966836868493</text:p>
          </table:table-cell>
          <table:table-cell table:formula="of:=LOG([.G23])" office:value-type="float" office:value="3.87685264760134" calcext:value-type="float">
            <text:p>3,87685264760134</text:p>
          </table:table-cell>
          <table:table-cell table:formula="of:=[.I23]/MAX([.I:.I])*99" office:value-type="float" office:value="41.2031740058096" calcext:value-type="float">
            <text:p>41,2031740058096</text:p>
          </table:table-cell>
          <table:table-cell table:formula="of:=([.H23]+[.J23])/2" office:value-type="float" office:value="20.6017674863232" calcext:value-type="float">
            <text:p>20,6017674863232</text:p>
          </table:table-cell>
        </table:table-row>
        <table:table-row table:style-name="ro1">
          <table:table-cell table:formula="of:=ROUND([.K24])" office:value-type="float" office:value="18" calcext:value-type="float">
            <text:p>18</text:p>
          </table:table-cell>
          <table:table-cell office:value-type="string" calcext:value-type="string">
            <text:p>LETOR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table:formula="of:=SUM([.E24:.F24])" office:value-type="float" office:value="2500" calcext:value-type="float">
            <text:p>2500</text:p>
          </table:table-cell>
          <table:table-cell table:formula="of:=[.G24]/MAX([.G:.G])*99" office:value-type="float" office:value="0.000119826994047435" calcext:value-type="float">
            <text:p>0,000119826994047435</text:p>
          </table:table-cell>
          <table:table-cell table:formula="of:=LOG([.G24])" office:value-type="float" office:value="3.39794000867204" calcext:value-type="float">
            <text:p>3,39794000867204</text:p>
          </table:table-cell>
          <table:table-cell table:formula="of:=[.I24]/MAX([.I:.I])*99" office:value-type="float" office:value="36.1132924474804" calcext:value-type="float">
            <text:p>36,1132924474804</text:p>
          </table:table-cell>
          <table:table-cell table:formula="of:=([.H24]+[.J24])/2" office:value-type="float" office:value="18.0567061372372" calcext:value-type="float">
            <text:p>18,0567061372372</text:p>
          </table:table-cell>
        </table:table-row>
        <table:table-row table:style-name="ro1">
          <table:table-cell table:formula="of:=ROUND([.K25])" office:value-type="float" office:value="32" calcext:value-type="float">
            <text:p>32</text:p>
          </table:table-cell>
          <table:table-cell office:value-type="string" calcext:value-type="string">
            <text:p>Lycos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61906" calcext:value-type="float">
            <text:p>361906</text:p>
          </table:table-cell>
          <table:table-cell table:formula="of:=SUM([.E25:.F25])" office:value-type="float" office:value="861906" calcext:value-type="float">
            <text:p>861906</text:p>
          </table:table-cell>
          <table:table-cell table:formula="of:=[.G25]/MAX([.G:.G])*99" office:value-type="float" office:value="0.0413118420525794" calcext:value-type="float">
            <text:p>0,0413118420525794</text:p>
          </table:table-cell>
          <table:table-cell table:formula="of:=LOG([.G25])" office:value-type="float" office:value="5.93545990398324" calcext:value-type="float">
            <text:p>5,93545990398324</text:p>
          </table:table-cell>
          <table:table-cell table:formula="of:=[.I25]/MAX([.I:.I])*99" office:value-type="float" office:value="63.082043466274" calcext:value-type="float">
            <text:p>63,082043466274</text:p>
          </table:table-cell>
          <table:table-cell table:formula="of:=([.H25]+[.J25])/2" office:value-type="float" office:value="31.5616776541633" calcext:value-type="float">
            <text:p>31,5616776541633</text:p>
          </table:table-cell>
        </table:table-row>
        <table:table-row table:style-name="ro1">
          <table:table-cell table:formula="of:=ROUND([.K26])" office:value-type="float" office:value="31" calcext:value-type="float">
            <text:p>31</text:p>
          </table:table-cell>
          <table:table-cell office:value-type="string" calcext:value-type="string">
            <text:p>MetaSpy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580000" calcext:value-type="float">
            <text:p>580000</text:p>
          </table:table-cell>
          <table:table-cell/>
          <table:table-cell table:formula="of:=SUM([.E26:.F26])" office:value-type="float" office:value="580000" calcext:value-type="float">
            <text:p>580000</text:p>
          </table:table-cell>
          <table:table-cell table:formula="of:=[.G26]/MAX([.G:.G])*99" office:value-type="float" office:value="0.0277998626190049" calcext:value-type="float">
            <text:p>0,0277998626190049</text:p>
          </table:table-cell>
          <table:table-cell table:formula="of:=LOG([.G26])" office:value-type="float" office:value="5.76342799356294" calcext:value-type="float">
            <text:p>5,76342799356294</text:p>
          </table:table-cell>
          <table:table-cell table:formula="of:=[.I26]/MAX([.I:.I])*99" office:value-type="float" office:value="61.2536890293352" calcext:value-type="float">
            <text:p>61,2536890293352</text:p>
          </table:table-cell>
          <table:table-cell table:formula="of:=([.H26]+[.J26])/2" office:value-type="float" office:value="30.6407444459771" calcext:value-type="float">
            <text:p>30,6407444459771</text:p>
          </table:table-cell>
        </table:table-row>
        <table:table-row table:style-name="ro1">
          <table:table-cell table:formula="of:=ROUND([.K27])" office:value-type="float" office:value="40" calcext:value-type="float">
            <text:p>40</text:p>
          </table:table-cell>
          <table:table-cell office:value-type="string" calcext:value-type="string">
            <text:p>Microsoft AdCenter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7922224" calcext:value-type="float">
            <text:p>27922224</text:p>
          </table:table-cell>
          <table:table-cell/>
          <table:table-cell table:formula="of:=SUM([.E27:.F27])" office:value-type="float" office:value="27922224" calcext:value-type="float">
            <text:p>27922224</text:p>
          </table:table-cell>
          <table:table-cell table:formula="of:=[.G27]/MAX([.G:.G])*99" office:value-type="float" office:value="1.33833446761566" calcext:value-type="float">
            <text:p>1,33833446761566</text:p>
          </table:table-cell>
          <table:table-cell table:formula="of:=LOG([.G27])" office:value-type="float" office:value="7.44595000680431" calcext:value-type="float">
            <text:p>7,44595000680431</text:p>
          </table:table-cell>
          <table:table-cell table:formula="of:=[.I27]/MAX([.I:.I])*99" office:value-type="float" office:value="79.1355260713187" calcext:value-type="float">
            <text:p>79,1355260713187</text:p>
          </table:table-cell>
          <table:table-cell table:formula="of:=([.H27]+[.J27])/2" office:value-type="float" office:value="40.2369302694672" calcext:value-type="float">
            <text:p>40,2369302694672</text:p>
          </table:table-cell>
        </table:table-row>
        <table:table-row table:style-name="ro1">
          <table:table-cell table:formula="of:=ROUND([.K28])" office:value-type="float" office:value="38" calcext:value-type="float">
            <text:p>38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4921285" calcext:value-type="float">
            <text:p>14921285</text:p>
          </table:table-cell>
          <table:table-cell/>
          <table:table-cell table:formula="of:=SUM([.E28:.F28])" office:value-type="float" office:value="14921285" calcext:value-type="float">
            <text:p>14921285</text:p>
          </table:table-cell>
          <table:table-cell table:formula="of:=[.G28]/MAX([.G:.G])*99" office:value-type="float" office:value="0.715189091550033" calcext:value-type="float">
            <text:p>0,715189091550033</text:p>
          </table:table-cell>
          <table:table-cell table:formula="of:=LOG([.G28])" office:value-type="float" office:value="7.17380622557489" calcext:value-type="float">
            <text:p>7,17380622557489</text:p>
          </table:table-cell>
          <table:table-cell table:formula="of:=[.I28]/MAX([.I:.I])*99" office:value-type="float" office:value="76.2431830828554" calcext:value-type="float">
            <text:p>76,2431830828554</text:p>
          </table:table-cell>
          <table:table-cell table:formula="of:=([.H28]+[.J28])/2" office:value-type="float" office:value="38.4791860872027" calcext:value-type="float">
            <text:p>38,4791860872027</text:p>
          </table:table-cell>
        </table:table-row>
        <table:table-row table:style-name="ro1">
          <table:table-cell table:formula="of:=ROUND([.K29])" office:value-type="float" office:value="34" calcext:value-type="float">
            <text:p>34</text:p>
          </table:table-cell>
          <table:table-cell office:value-type="string" calcext:value-type="string">
            <text:p>OpenFind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493211" calcext:value-type="float">
            <text:p>2493211</text:p>
          </table:table-cell>
          <table:table-cell/>
          <table:table-cell table:formula="of:=SUM([.E29:.F29])" office:value-type="float" office:value="2493211" calcext:value-type="float">
            <text:p>2493211</text:p>
          </table:table-cell>
          <table:table-cell table:formula="of:=[.G29]/MAX([.G:.G])*99" office:value-type="float" office:value="0.1195015918624" calcext:value-type="float">
            <text:p>0,1195015918624</text:p>
          </table:table-cell>
          <table:table-cell table:formula="of:=LOG([.G29])" office:value-type="float" office:value="6.39675903432327" calcext:value-type="float">
            <text:p>6,39675903432327</text:p>
          </table:table-cell>
          <table:table-cell table:formula="of:=[.I29]/MAX([.I:.I])*99" office:value-type="float" office:value="67.9847287277034" calcext:value-type="float">
            <text:p>67,9847287277034</text:p>
          </table:table-cell>
          <table:table-cell table:formula="of:=([.H29]+[.J29])/2" office:value-type="float" office:value="34.0521151597829" calcext:value-type="float">
            <text:p>34,0521151597829</text:p>
          </table:table-cell>
        </table:table-row>
        <table:table-row table:style-name="ro1">
          <table:table-cell table:formula="of:=ROUND([.K30])" office:value-type="float" office:value="41" calcext:value-type="float">
            <text:p>41</text:p>
          </table:table-cell>
          <table:table-cell office:value-type="string" calcext:value-type="string">
            <text:p>ORCAS</text:p>
          </table:table-cell>
          <table:table-cell office:value-type="string" calcext:value-type="string">
            <text:p>#6ACC64</text:p>
          </table:table-cell>
          <table:table-cell/>
          <table:table-cell table:number-columns-repeated="2" office:value-type="float" office:value="18823602" calcext:value-type="float">
            <text:p>18823602</text:p>
          </table:table-cell>
          <table:table-cell table:formula="of:=SUM([.E30:.F30])" office:value-type="float" office:value="37647204" calcext:value-type="float">
            <text:p>37647204</text:p>
          </table:table-cell>
          <table:table-cell table:formula="of:=[.G30]/MAX([.G:.G])*99" office:value-type="float" office:value="1.80446051584423" calcext:value-type="float">
            <text:p>1,80446051584423</text:p>
          </table:table-cell>
          <table:table-cell table:formula="of:=LOG([.G30])" office:value-type="float" office:value="7.57573272735048" calcext:value-type="float">
            <text:p>7,57573272735048</text:p>
          </table:table-cell>
          <table:table-cell table:formula="of:=[.I30]/MAX([.I:.I])*99" office:value-type="float" office:value="80.5148562919087" calcext:value-type="float">
            <text:p>80,5148562919087</text:p>
          </table:table-cell>
          <table:table-cell table:formula="of:=([.H30]+[.J30])/2" office:value-type="float" office:value="41.1596584038765" calcext:value-type="float">
            <text:p>41,1596584038765</text:p>
          </table:table-cell>
        </table:table-row>
        <table:table-row table:style-name="ro1">
          <table:table-cell table:formula="of:=ROUND([.K31])" office:value-type="float" office:value="40" calcext:value-type="float">
            <text:p>40</text:p>
          </table:table-cell>
          <table:table-cell office:value-type="string" calcext:value-type="string">
            <text:p>parsijoo.ir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7000000" calcext:value-type="float">
            <text:p>27000000</text:p>
          </table:table-cell>
          <table:table-cell/>
          <table:table-cell table:formula="of:=SUM([.E31:.F31])" office:value-type="float" office:value="27000000" calcext:value-type="float">
            <text:p>27000000</text:p>
          </table:table-cell>
          <table:table-cell table:formula="of:=[.G31]/MAX([.G:.G])*99" office:value-type="float" office:value="1.2941315357123" calcext:value-type="float">
            <text:p>1,2941315357123</text:p>
          </table:table-cell>
          <table:table-cell table:formula="of:=LOG([.G31])" office:value-type="float" office:value="7.43136376415899" calcext:value-type="float">
            <text:p>7,43136376415899</text:p>
          </table:table-cell>
          <table:table-cell table:formula="of:=[.I31]/MAX([.I:.I])*99" office:value-type="float" office:value="78.98050354443" calcext:value-type="float">
            <text:p>78,98050354443</text:p>
          </table:table-cell>
          <table:table-cell table:formula="of:=([.H31]+[.J31])/2" office:value-type="float" office:value="40.1373175400711" calcext:value-type="float">
            <text:p>40,1373175400711</text:p>
          </table:table-cell>
        </table:table-row>
        <table:table-row table:style-name="ro1">
          <table:table-cell table:formula="of:=ROUND([.K32])" office:value-type="float" office:value="34" calcext:value-type="float">
            <text:p>34</text:p>
          </table:table-cell>
          <table:table-cell office:value-type="string" calcext:value-type="string">
            <text:p>PubMed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2996301" calcext:value-type="float">
            <text:p>2996301</text:p>
          </table:table-cell>
          <table:table-cell/>
          <table:table-cell table:formula="of:=SUM([.E32:.F32])" office:value-type="float" office:value="2996301" calcext:value-type="float">
            <text:p>2996301</text:p>
          </table:table-cell>
          <table:table-cell table:formula="of:=[.G32]/MAX([.G:.G])*99" office:value-type="float" office:value="0.143615096836529" calcext:value-type="float">
            <text:p>0,143615096836529</text:p>
          </table:table-cell>
          <table:table-cell table:formula="of:=LOG([.G32])" office:value-type="float" office:value="6.4765854392253" calcext:value-type="float">
            <text:p>6,4765854392253</text:p>
          </table:table-cell>
          <table:table-cell table:formula="of:=[.I32]/MAX([.I:.I])*99" office:value-type="float" office:value="68.8331234309355" calcext:value-type="float">
            <text:p>68,8331234309355</text:p>
          </table:table-cell>
          <table:table-cell table:formula="of:=([.H32]+[.J32])/2" office:value-type="float" office:value="34.488369263886" calcext:value-type="float">
            <text:p>34,488369263886</text:p>
          </table:table-cell>
        </table:table-row>
        <table:table-row table:style-name="ro1">
          <table:table-cell table:formula="of:=ROUND([.K33])" office:value-type="float" office:value="41" calcext:value-type="float">
            <text:p>41</text:p>
          </table:table-cell>
          <table:table-cell office:value-type="string" calcext:value-type="string">
            <text:p>Sogou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8393652" calcext:value-type="float">
            <text:p>18393652</text:p>
          </table:table-cell>
          <table:table-cell office:value-type="float" office:value="14075717" calcext:value-type="float">
            <text:p>14075717</text:p>
          </table:table-cell>
          <table:table-cell table:formula="of:=SUM([.E33:.F33])" office:value-type="float" office:value="32469369" calcext:value-type="float">
            <text:p>32469369</text:p>
          </table:table-cell>
          <table:table-cell table:formula="of:=[.G33]/MAX([.G:.G])*99" office:value-type="float" office:value="1.55628275435479" calcext:value-type="float">
            <text:p>1,55628275435479</text:p>
          </table:table-cell>
          <table:table-cell table:formula="of:=LOG([.G33])" office:value-type="float" office:value="7.51147384875902" calcext:value-type="float">
            <text:p>7,51147384875902</text:p>
          </table:table-cell>
          <table:table-cell table:formula="of:=[.I33]/MAX([.I:.I])*99" office:value-type="float" office:value="79.8319131943267" calcext:value-type="float">
            <text:p>79,8319131943267</text:p>
          </table:table-cell>
          <table:table-cell table:formula="of:=([.H33]+[.J33])/2" office:value-type="float" office:value="40.6940979743407" calcext:value-type="float">
            <text:p>40,6940979743407</text:p>
          </table:table-cell>
        </table:table-row>
        <table:table-row table:style-name="ro1">
          <table:table-cell table:formula="of:=ROUND([.K34])" office:value-type="float" office:value="37" calcext:value-type="float">
            <text:p>37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9046179" calcext:value-type="float">
            <text:p>9046179</text:p>
          </table:table-cell>
          <table:table-cell/>
          <table:table-cell table:formula="of:=SUM([.E34:.F34])" office:value-type="float" office:value="9046179" calcext:value-type="float">
            <text:p>9046179</text:p>
          </table:table-cell>
          <table:table-cell table:formula="of:=[.G34]/MAX([.G:.G])*99" office:value-type="float" office:value="0.433590574874013" calcext:value-type="float">
            <text:p>0,433590574874013</text:p>
          </table:table-cell>
          <table:table-cell table:formula="of:=LOG([.G34])" office:value-type="float" office:value="6.95646517703616" calcext:value-type="float">
            <text:p>6,95646517703616</text:p>
          </table:table-cell>
          <table:table-cell table:formula="of:=[.I34]/MAX([.I:.I])*99" office:value-type="float" office:value="73.9332833122033" calcext:value-type="float">
            <text:p>73,9332833122033</text:p>
          </table:table-cell>
          <table:table-cell table:formula="of:=([.H34]+[.J34])/2" office:value-type="float" office:value="37.1834369435387" calcext:value-type="float">
            <text:p>37,1834369435387</text:p>
          </table:table-cell>
        </table:table-row>
        <table:table-row table:style-name="ro1">
          <table:table-cell table:formula="of:=ROUND([.K35])" office:value-type="float" office:value="37" calcext:value-type="float">
            <text:p>37</text:p>
          </table:table-cell>
          <table:table-cell office:value-type="string" calcext:value-type="string">
            <text:p>Startpagina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  <table:table-cell table:formula="of:=SUM([.E35:.F35])" office:value-type="float" office:value="10000000" calcext:value-type="float">
            <text:p>10000000</text:p>
          </table:table-cell>
          <table:table-cell table:formula="of:=[.G35]/MAX([.G:.G])*99" office:value-type="float" office:value="0.47930797618974" calcext:value-type="float">
            <text:p>0,47930797618974</text:p>
          </table:table-cell>
          <table:table-cell table:formula="of:=LOG([.G35])" office:value-type="float" office:value="7" calcext:value-type="float">
            <text:p>7</text:p>
          </table:table-cell>
          <table:table-cell table:formula="of:=[.I35]/MAX([.I:.I])*99" office:value-type="float" office:value="74.3959712317458" calcext:value-type="float">
            <text:p>74,3959712317458</text:p>
          </table:table-cell>
          <table:table-cell table:formula="of:=([.H35]+[.J35])/2" office:value-type="float" office:value="37.4376396039678" calcext:value-type="float">
            <text:p>37,4376396039678</text:p>
          </table:table-cell>
        </table:table-row>
        <table:table-row table:style-name="ro1">
          <table:table-cell table:formula="of:=ROUND([.K36])" office:value-type="float" office:value="33" calcext:value-type="float">
            <text:p>33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1410960" calcext:value-type="float">
            <text:p>1410960</text:p>
          </table:table-cell>
          <table:table-cell/>
          <table:table-cell table:formula="of:=SUM([.E36:.F36])" office:value-type="float" office:value="1410960" calcext:value-type="float">
            <text:p>1410960</text:p>
          </table:table-cell>
          <table:table-cell table:formula="of:=[.G36]/MAX([.G:.G])*99" office:value-type="float" office:value="0.0676284382084676" calcext:value-type="float">
            <text:p>0,0676284382084676</text:p>
          </table:table-cell>
          <table:table-cell table:formula="of:=LOG([.G36])" office:value-type="float" office:value="6.14951470190069" calcext:value-type="float">
            <text:p>6,14951470190069</text:p>
          </table:table-cell>
          <table:table-cell table:formula="of:=[.I36]/MAX([.I:.I])*99" office:value-type="float" office:value="65.3570169788287" calcext:value-type="float">
            <text:p>65,3570169788287</text:p>
          </table:table-cell>
          <table:table-cell table:formula="of:=([.H36]+[.J36])/2" office:value-type="float" office:value="32.7123227085186" calcext:value-type="float">
            <text:p>32,7123227085186</text:p>
          </table:table-cell>
        </table:table-row>
        <table:table-row table:style-name="ro1">
          <table:table-cell table:formula="of:=ROUND([.K37])" office:value-type="float" office:value="32" calcext:value-type="float">
            <text:p>32</text:p>
          </table:table-cell>
          <table:table-cell office:value-type="string" calcext:value-type="string">
            <text:p>Timway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1255633" calcext:value-type="float">
            <text:p>1255633</text:p>
          </table:table-cell>
          <table:table-cell/>
          <table:table-cell table:formula="of:=SUM([.E37:.F37])" office:value-type="float" office:value="1255633" calcext:value-type="float">
            <text:p>1255633</text:p>
          </table:table-cell>
          <table:table-cell table:formula="of:=[.G37]/MAX([.G:.G])*99" office:value-type="float" office:value="0.0601834912067052" calcext:value-type="float">
            <text:p>0,0601834912067052</text:p>
          </table:table-cell>
          <table:table-cell table:formula="of:=LOG([.G37])" office:value-type="float" office:value="6.09886272111655" calcext:value-type="float">
            <text:p>6,09886272111655</text:p>
          </table:table-cell>
          <table:table-cell table:formula="of:=[.I37]/MAX([.I:.I])*99" office:value-type="float" office:value="64.8186879352219" calcext:value-type="float">
            <text:p>64,8186879352219</text:p>
          </table:table-cell>
          <table:table-cell table:formula="of:=([.H37]+[.J37])/2" office:value-type="float" office:value="32.4394357132143" calcext:value-type="float">
            <text:p>32,4394357132143</text:p>
          </table:table-cell>
        </table:table-row>
        <table:table-row table:style-name="ro1">
          <table:table-cell table:formula="of:=ROUND([.K38])" office:value-type="float" office:value="31" calcext:value-type="float">
            <text:p>31</text:p>
          </table:table-cell>
          <table:table-cell office:value-type="string" calcext:value-type="string">
            <text:p>TodoCL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192924" calcext:value-type="float">
            <text:p>192924</text:p>
          </table:table-cell>
          <table:table-cell office:value-type="float" office:value="360641" calcext:value-type="float">
            <text:p>360641</text:p>
          </table:table-cell>
          <table:table-cell table:formula="of:=SUM([.E38:.F38])" office:value-type="float" office:value="553565" calcext:value-type="float">
            <text:p>553565</text:p>
          </table:table-cell>
          <table:table-cell table:formula="of:=[.G38]/MAX([.G:.G])*99" office:value-type="float" office:value="0.0265328119839473" calcext:value-type="float">
            <text:p>0,0265328119839473</text:p>
          </table:table-cell>
          <table:table-cell table:formula="of:=LOG([.G38])" office:value-type="float" office:value="5.743168623379" calcext:value-type="float">
            <text:p>5,743168623379</text:p>
          </table:table-cell>
          <table:table-cell table:formula="of:=[.I38]/MAX([.I:.I])*99" office:value-type="float" office:value="61.0383725262813" calcext:value-type="float">
            <text:p>61,0383725262813</text:p>
          </table:table-cell>
          <table:table-cell table:formula="of:=([.H38]+[.J38])/2" office:value-type="float" office:value="30.5324526691326" calcext:value-type="float">
            <text:p>30,5324526691326</text:p>
          </table:table-cell>
        </table:table-row>
        <table:table-row table:style-name="ro1">
          <table:table-cell table:formula="of:=ROUND([.K39])" office:value-type="float" office:value="30" calcext:value-type="float">
            <text:p>30</text:p>
          </table:table-cell>
          <table:table-cell office:value-type="string" calcext:value-type="string">
            <text:p>Tumba!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458623" calcext:value-type="float">
            <text:p>458623</text:p>
          </table:table-cell>
          <table:table-cell/>
          <table:table-cell table:formula="of:=SUM([.E39:.F39])" office:value-type="float" office:value="458623" calcext:value-type="float">
            <text:p>458623</text:p>
          </table:table-cell>
          <table:table-cell table:formula="of:=[.G39]/MAX([.G:.G])*99" office:value-type="float" office:value="0.0219821661964067" calcext:value-type="float">
            <text:p>0,0219821661964067</text:p>
          </table:table-cell>
          <table:table-cell table:formula="of:=LOG([.G39])" office:value-type="float" office:value="5.66145583086189" calcext:value-type="float">
            <text:p>5,66145583086189</text:p>
          </table:table-cell>
          <table:table-cell table:formula="of:=[.I39]/MAX([.I:.I])*99" office:value-type="float" office:value="60.1699293032286" calcext:value-type="float">
            <text:p>60,1699293032286</text:p>
          </table:table-cell>
          <table:table-cell table:formula="of:=([.H39]+[.J39])/2" office:value-type="float" office:value="30.0959557347125" calcext:value-type="float">
            <text:p>30,0959557347125</text:p>
          </table:table-cell>
        </table:table-row>
        <table:table-row table:style-name="ro1">
          <table:table-cell table:formula="of:=ROUND([.K40])" office:value-type="float" office:value="31" calcext:value-type="float">
            <text:p>31</text:p>
          </table:table-cell>
          <table:table-cell office:value-type="string" calcext:value-type="string">
            <text:p>Utah State Gov.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792103" calcext:value-type="float">
            <text:p>792103</text:p>
          </table:table-cell>
          <table:table-cell/>
          <table:table-cell table:formula="of:=SUM([.E40:.F40])" office:value-type="float" office:value="792103" calcext:value-type="float">
            <text:p>792103</text:p>
          </table:table-cell>
          <table:table-cell table:formula="of:=[.G40]/MAX([.G:.G])*99" office:value-type="float" office:value="0.0379661285863822" calcext:value-type="float">
            <text:p>0,0379661285863822</text:p>
          </table:table-cell>
          <table:table-cell table:formula="of:=LOG([.G40])" office:value-type="float" office:value="5.89878165813388" calcext:value-type="float">
            <text:p>5,89878165813388</text:p>
          </table:table-cell>
          <table:table-cell table:formula="of:=[.I40]/MAX([.I:.I])*99" office:value-type="float" office:value="62.6922272201254" calcext:value-type="float">
            <text:p>62,6922272201254</text:p>
          </table:table-cell>
          <table:table-cell table:formula="of:=([.H40]+[.J40])/2" office:value-type="float" office:value="31.3650966743559" calcext:value-type="float">
            <text:p>31,3650966743559</text:p>
          </table:table-cell>
        </table:table-row>
        <table:table-row table:style-name="ro1">
          <table:table-cell table:formula="of:=ROUND([.K41])" office:value-type="float" office:value="34" calcext:value-type="float">
            <text:p>34</text:p>
          </table:table-cell>
          <table:table-cell office:value-type="string" calcext:value-type="string">
            <text:p>Yahoo!</text:p>
          </table:table-cell>
          <table:table-cell office:value-type="string" calcext:value-type="string">
            <text:p>#d65f5f</text:p>
          </table:table-cell>
          <table:table-cell/>
          <table:table-cell office:value-type="float" office:value="2369282" calcext:value-type="float">
            <text:p>2369282</text:p>
          </table:table-cell>
          <table:table-cell/>
          <table:table-cell table:formula="of:=SUM([.E41:.F41])" office:value-type="float" office:value="2369282" calcext:value-type="float">
            <text:p>2369282</text:p>
          </table:table-cell>
          <table:table-cell table:formula="of:=[.G41]/MAX([.G:.G])*99" office:value-type="float" office:value="0.113561576044278" calcext:value-type="float">
            <text:p>0,113561576044278</text:p>
          </table:table-cell>
          <table:table-cell table:formula="of:=LOG([.G41])" office:value-type="float" office:value="6.37461675500522" calcext:value-type="float">
            <text:p>6,37461675500522</text:p>
          </table:table-cell>
          <table:table-cell table:formula="of:=[.I41]/MAX([.I:.I])*99" office:value-type="float" office:value="67.7494006741105" calcext:value-type="float">
            <text:p>67,7494006741105</text:p>
          </table:table-cell>
          <table:table-cell table:formula="of:=([.H41]+[.J41])/2" office:value-type="float" office:value="33.9314811250774" calcext:value-type="float">
            <text:p>33,9314811250774</text:p>
          </table:table-cell>
        </table:table-row>
        <table:table-row table:style-name="ro1">
          <table:table-cell table:formula="of:=ROUND([.K42])" office:value-type="float" office:value="43" calcext:value-type="float">
            <text:p>43</text:p>
          </table:table-cell>
          <table:table-cell office:value-type="string" calcext:value-type="string">
            <text:p>Yandex</text:p>
          </table:table-cell>
          <table:table-cell office:value-type="string" calcext:value-type="string">
            <text:p>#6ACC64</text:p>
          </table:table-cell>
          <table:table-cell/>
          <table:table-cell office:value-type="float" office:value="10139547" calcext:value-type="float">
            <text:p>10139547</text:p>
          </table:table-cell>
          <table:table-cell office:value-type="float" office:value="49029185" calcext:value-type="float">
            <text:p>49029185</text:p>
          </table:table-cell>
          <table:table-cell table:formula="of:=SUM([.E42:.F42])" office:value-type="float" office:value="59168732" calcext:value-type="float">
            <text:p>59168732</text:p>
          </table:table-cell>
          <table:table-cell table:formula="of:=[.G42]/MAX([.G:.G])*99" office:value-type="float" office:value="2.83600451886331" calcext:value-type="float">
            <text:p>2,83600451886331</text:p>
          </table:table-cell>
          <table:table-cell table:formula="of:=LOG([.G42])" office:value-type="float" office:value="7.77209226234269" calcext:value-type="float">
            <text:p>7,77209226234269</text:p>
          </table:table-cell>
          <table:table-cell table:formula="of:=[.I42]/MAX([.I:.I])*99" office:value-type="float" office:value="82.6017646228172" calcext:value-type="float">
            <text:p>82,6017646228172</text:p>
          </table:table-cell>
          <table:table-cell table:formula="of:=([.H42]+[.J42])/2" office:value-type="float" office:value="42.7188845708403" calcext:value-type="float">
            <text:p>42,7188845708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09:46:48.632871889</dc:date>
    <meta:editing-duration>PT20M34S</meta:editing-duration>
    <meta:editing-cycles>6</meta:editing-cycles>
    <meta:generator>LibreOffice/7.5.1.2$Linux_X86_64 LibreOffice_project/81bce3cd17f5e01886721863a4fa0d99f91033a6</meta:generator>
    <meta:document-statistic meta:table-count="1" meta:cell-count="392" meta:object-count="0"/>
  </office:meta>
</office:document-meta>
</file>